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72cm" fo:min-width="23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46cm" fo:min-width="23.1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54cm" fo:min-width="5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244cm" fo:min-width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037cm" fo:min-width="9.8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23.02cm" svg:height="1.721cm" svg:x="1.208cm" svg:y="0.504cm"><text:p text:style-name="P1">Internet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" svg:width="23.152cm" svg:height="1.747cm" svg:x="1.182cm" svg:y="3.992cm"><text:p text:style-name="P1">Load Balancer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1" svg:width="5.478cm" svg:height="2.541cm" svg:x="1.182cm" svg:y="7.093cm"><text:p text:style-name="P1">Web Server 1</text:p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1" svg:width="5.478cm" svg:height="2.541cm" svg:x="10.183cm" svg:y="7.093cm"><text:p text:style-name="P1">Web Server 2</text:p><draw:enhanced-geometry svg:viewBox="0 0 21600 21600" draw:type="rectangle" draw:enhanced-path="M 0 0 L 21600 0 21600 21600 0 21600 0 0 Z N"/></draw:custom-shape><draw:custom-shape text:anchor-type="paragraph" draw:z-index="4" draw:name="Shape3" draw:style-name="gr3" draw:text-style-name="P1" svg:width="5.478cm" svg:height="2.541cm" svg:x="18.93cm" svg:y="7.093cm"><text:p text:style-name="P1">Web server n</text:p><draw:enhanced-geometry svg:viewBox="0 0 21600 21600" draw:type="rectangle" draw:enhanced-path="M 0 0 L 21600 0 21600 21600 0 21600 0 0 Z N"/></draw:custom-shape><draw:custom-shape text:anchor-type="paragraph" draw:z-index="5" draw:name="Shape4" draw:style-name="gr4" draw:text-style-name="P1" svg:width="1.588cm" svg:height="1.244cm" svg:x="1.288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6" draw:name="Shape4" draw:style-name="gr4" draw:text-style-name="P1" svg:width="1.588cm" svg:height="1.244cm" svg:x="3.209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7" draw:name="Shape4" draw:style-name="gr4" draw:text-style-name="P1" svg:width="1.588cm" svg:height="1.244cm" svg:x="5.103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8" draw:name="Shape4" draw:style-name="gr4" draw:text-style-name="P1" svg:width="1.588cm" svg:height="1.244cm" svg:x="10.289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9" draw:name="Shape4" draw:style-name="gr4" draw:text-style-name="P1" svg:width="1.588cm" svg:height="1.244cm" svg:x="12.21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10" draw:name="Shape4" draw:style-name="gr4" draw:text-style-name="P1" svg:width="1.588cm" svg:height="1.244cm" svg:x="14.104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11" draw:name="Shape4" draw:style-name="gr4" draw:text-style-name="P1" svg:width="1.588cm" svg:height="1.244cm" svg:x="19.052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12" draw:name="Shape4" draw:style-name="gr4" draw:text-style-name="P1" svg:width="1.588cm" svg:height="1.244cm" svg:x="20.973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13" draw:name="Shape4" draw:style-name="gr4" draw:text-style-name="P1" svg:width="1.588cm" svg:height="1.244cm" svg:x="22.867cm" svg:y="10.744cm"><text:p text:style-name="P1">Uwsgi</text:p><text:p text:style-name="P1">server</text:p><draw:enhanced-geometry svg:viewBox="0 0 21600 21600" draw:type="rectangle" draw:enhanced-path="M 0 0 L 21600 0 21600 21600 0 21600 0 0 Z N"/></draw:custom-shape><draw:custom-shape text:anchor-type="paragraph" draw:z-index="14" draw:name="Shape4" draw:style-name="gr4" draw:text-style-name="P1" svg:width="1.588cm" svg:height="1.244cm" svg:x="1.288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15" draw:name="Shape4" draw:style-name="gr4" draw:text-style-name="P1" svg:width="1.588cm" svg:height="1.244cm" svg:x="3.209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16" draw:name="Shape4" draw:style-name="gr4" draw:text-style-name="P1" svg:width="1.588cm" svg:height="1.244cm" svg:x="5.103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17" draw:name="Shape4" draw:style-name="gr4" draw:text-style-name="P1" svg:width="1.588cm" svg:height="1.244cm" svg:x="10.289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18" draw:name="Shape4" draw:style-name="gr4" draw:text-style-name="P1" svg:width="1.588cm" svg:height="1.244cm" svg:x="12.21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19" draw:name="Shape4" draw:style-name="gr4" draw:text-style-name="P1" svg:width="1.588cm" svg:height="1.244cm" svg:x="14.104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20" draw:name="Shape4" draw:style-name="gr4" draw:text-style-name="P1" svg:width="1.588cm" svg:height="1.244cm" svg:x="19.078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21" draw:name="Shape4" draw:style-name="gr4" draw:text-style-name="P1" svg:width="1.588cm" svg:height="1.244cm" svg:x="20.999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22" draw:name="Shape4" draw:style-name="gr4" draw:text-style-name="P1" svg:width="1.588cm" svg:height="1.244cm" svg:x="22.894cm" svg:y="12.744cm"><text:p text:style-name="P1">App </text:p><text:p text:style-name="P1">server</text:p><draw:enhanced-geometry svg:viewBox="0 0 21600 21600" draw:type="rectangle" draw:enhanced-path="M 0 0 L 21600 0 21600 21600 0 21600 0 0 Z N"/></draw:custom-shape><draw:custom-shape text:anchor-type="paragraph" draw:z-index="23" draw:name="Shape5" draw:style-name="gr5" draw:text-style-name="P1" svg:width="9.896cm" svg:height="2.038cm" svg:x="1.314cm" svg:y="15.411cm"><text:p text:style-name="P1">Redis (No-Sql) db for read/cache</text:p><draw:enhanced-geometry svg:viewBox="0 0 21600 21600" draw:type="rectangle" draw:enhanced-path="M 0 0 L 21600 0 21600 21600 0 21600 0 0 Z N"/></draw:custom-shape><draw:custom-shape text:anchor-type="paragraph" draw:z-index="24" draw:name="Shape5" draw:style-name="gr5" draw:text-style-name="P1" svg:width="9.896cm" svg:height="2.038cm" svg:x="14.575cm" svg:y="15.411cm"><text:p text:style-name="P1">Postgres(RDBMS for write)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06:51.459006547</meta:creation-date>
    <dc:date>2018-05-16T13:29:34.229459315</dc:date>
    <meta:editing-duration>PT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